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things to do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Week 1</text:p>
          </table:table-cell>
          <table:table-cell office:value-type="string" calcext:value-type="string">
            <text:p>nav bar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covered-table-cell/>
          <table:table-cell office:value-type="string" calcext:value-type="string">
            <text:p>home pag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og 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covered-table-cell/>
          <table:table-cell office:value-type="string" calcext:value-type="string">
            <text:p>menu pag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file pag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dmin pag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river pag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orker page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9:48:10.087538687</meta:creation-date>
    <dc:date>2026-01-05T23:48:54.863441107</dc:date>
    <meta:editing-duration>PT3H37M42S</meta:editing-duration>
    <meta:editing-cycles>4</meta:editing-cycles>
    <meta:generator>LibreOffice/24.2.7.2$Linux_X86_64 LibreOffice_project/420$Build-2</meta:generator>
    <meta:document-statistic meta:table-count="2" meta:cell-count="14" meta:object-count="0"/>
  </office:meta>
</office:document-meta>
</file>